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 officeooo:rsid="00056ffb" officeooo:paragraph-rsid="00056ffb"/>
    </style:style>
    <style:style style:name="P2" style:family="paragraph" style:parent-style-name="Standard" style:list-style-name="L1">
      <style:text-properties style:font-name="Liberation Sans" officeooo:rsid="00070d66" officeooo:paragraph-rsid="00070d66" fo:background-color="#ffff00"/>
    </style:style>
    <style:style style:name="P3" style:family="paragraph" style:parent-style-name="Standard" style:list-style-name="L1">
      <style:text-properties style:font-name="Liberation Sans" officeooo:rsid="00070d66" officeooo:paragraph-rsid="00070d66"/>
    </style:style>
    <style:style style:name="P4" style:family="paragraph" style:parent-style-name="Standard" style:list-style-name="L1">
      <style:text-properties style:font-name="Liberation Sans" officeooo:rsid="0009087b" officeooo:paragraph-rsid="0009087b"/>
    </style:style>
    <style:style style:name="P5" style:family="paragraph" style:parent-style-name="Standard" style:list-style-name="L1">
      <style:text-properties style:font-name="Liberation Sans" officeooo:rsid="000ba2ac" officeooo:paragraph-rsid="000ba2ac"/>
    </style:style>
    <style:style style:name="P6" style:family="paragraph" style:parent-style-name="Standard" style:list-style-name="L1">
      <style:text-properties style:font-name="Liberation Sans" officeooo:rsid="000c3bef" officeooo:paragraph-rsid="000c3bef"/>
    </style:style>
    <style:style style:name="P7" style:family="paragraph" style:parent-style-name="Standard" style:list-style-name="L1">
      <style:text-properties style:font-name="Liberation Sans" officeooo:rsid="000dc40d" officeooo:paragraph-rsid="000dc40d"/>
    </style:style>
    <style:style style:name="P8" style:family="paragraph" style:parent-style-name="Standard" style:list-style-name="L1">
      <style:text-properties style:font-name="Liberation Sans" officeooo:rsid="000df51a" officeooo:paragraph-rsid="000df51a"/>
    </style:style>
    <style:style style:name="P9" style:family="paragraph" style:parent-style-name="Standard" style:list-style-name="L1">
      <style:text-properties style:font-name="Liberation Sans" officeooo:rsid="000e0f6f" officeooo:paragraph-rsid="000e0f6f"/>
    </style:style>
    <style:style style:name="P10" style:family="paragraph" style:parent-style-name="Standard" style:list-style-name="L1">
      <style:text-properties style:font-name="Liberation Sans" officeooo:rsid="000ae2bd" officeooo:paragraph-rsid="000ae2bd"/>
    </style:style>
    <style:style style:name="P11" style:family="paragraph" style:parent-style-name="Standard" style:list-style-name="L1">
      <style:text-properties fo:color="#b2b2b2" style:text-line-through-style="none" style:text-line-through-type="none" style:font-name="Liberation Sans" officeooo:rsid="00056ffb" officeooo:paragraph-rsid="00056ffb"/>
    </style:style>
    <style:style style:name="P12" style:family="paragraph" style:parent-style-name="Standard" style:list-style-name="L1">
      <style:text-properties fo:color="#b2b2b2" style:text-line-through-style="none" style:text-line-through-type="none" style:font-name="Liberation Sans" officeooo:rsid="00063d93" officeooo:paragraph-rsid="00063d93"/>
    </style:style>
    <style:style style:name="P13" style:family="paragraph" style:parent-style-name="Standard" style:list-style-name="L1">
      <style:text-properties fo:color="#b2b2b2" style:text-line-through-style="none" style:text-line-through-type="none" style:font-name="Liberation Sans" officeooo:rsid="00070d66" officeooo:paragraph-rsid="00070d66"/>
    </style:style>
    <style:style style:name="P14" style:family="paragraph" style:parent-style-name="Standard" style:list-style-name="L1">
      <style:text-properties fo:color="#b2b2b2" style:font-name="Liberation Sans" officeooo:rsid="00070d66" officeooo:paragraph-rsid="00070d66"/>
    </style:style>
    <style:style style:name="P15" style:family="paragraph" style:parent-style-name="Header">
      <style:text-properties fo:font-size="10.5pt" fo:font-style="italic" style:text-underline-style="solid" style:text-underline-width="auto" style:text-underline-color="font-color" officeooo:rsid="000e0f6f" officeooo:paragraph-rsid="000e0f6f" style:font-size-asian="10.5pt" style:font-style-asian="italic" style:font-size-complex="10.5pt" style:font-style-complex="italic"/>
    </style:style>
    <style:style style:name="T1" style:family="text">
      <style:text-properties officeooo:rsid="0009e690"/>
    </style:style>
    <style:style style:name="T2" style:family="text">
      <style:text-properties officeooo:rsid="000ba2ac"/>
    </style:style>
    <style:style style:name="T3" style:family="text">
      <style:text-properties officeooo:rsid="000e0f6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57262403918357888" text:style-name="L1">
        <text:list-item>
          <text:p text:style-name="P1">Design &amp; Planning</text:p>
          <text:list>
            <text:list-item>
              <text:p text:style-name="P11">Database tables &amp; relationships</text:p>
            </text:list-item>
            <text:list-item>
              <text:p text:style-name="P11">Process diagram</text:p>
            </text:list-item>
            <text:list-item>
              <text:p text:style-name="P12">Misc. documents</text:p>
            </text:list-item>
          </text:list>
        </text:list-item>
        <text:list-item>
          <text:p text:style-name="P1">Cloud Server</text:p>
          <text:list>
            <text:list-item>
              <text:p text:style-name="P11">Provisioning, accessibility</text:p>
            </text:list-item>
            <text:list-item>
              <text:p text:style-name="P11">Server software setup &amp; configuration</text:p>
            </text:list-item>
            <text:list-item>
              <text:p text:style-name="P11">DNS update (members.sniffingdogsports.com)</text:p>
            </text:list-item>
          </text:list>
        </text:list-item>
        <text:list-item>
          <text:p text:style-name="P1">Database</text:p>
          <text:list>
            <text:list-item>
              <text:p text:style-name="P12">Design tables &amp; relationships</text:p>
            </text:list-item>
            <text:list-item>
              <text:p text:style-name="P13">Create database &amp; tables</text:p>
            </text:list-item>
            <text:list-item>
              <text:p text:style-name="P13">Convert external files into .csv</text:p>
              <text:list>
                <text:list-item>
                  <text:p text:style-name="P13">Handlers &amp; dogs</text:p>
                </text:list-item>
                <text:list-item>
                  <text:p text:style-name="P13">Trials</text:p>
                </text:list-item>
              </text:list>
            </text:list-item>
            <text:list-item>
              <text:p text:style-name="P2">Database load program</text:p>
              <text:list>
                <text:list-item>
                  <text:p text:style-name="P3">Load handlers</text:p>
                </text:list-item>
                <text:list-item>
                  <text:p text:style-name="P3">Load dogs</text:p>
                </text:list-item>
                <text:list-item>
                  <text:p text:style-name="P3">Load trials &amp; create scores</text:p>
                </text:list-item>
              </text:list>
            </text:list-item>
            <text:list-item>
              <text:p text:style-name="P3">Load database from files</text:p>
              <text:list>
                <text:list-item>
                  <text:p text:style-name="P3">Testing server</text:p>
                </text:list-item>
                <text:list-item>
                  <text:p text:style-name="P3">Production server</text:p>
                </text:list-item>
              </text:list>
            </text:list-item>
          </text:list>
        </text:list-item>
        <text:list-item>
          <text:p text:style-name="P1">Website front-end</text:p>
          <text:list>
            <text:list-item>
              <text:p text:style-name="P14">Placeholder page &amp; test web service</text:p>
            </text:list-item>
            <text:list-item>
              <text:p text:style-name="P3">Index &amp; dispatcher page</text:p>
            </text:list-item>
            <text:list-item>
              <text:p text:style-name="P4">Banner &amp; log<text:span text:style-name="T1">o</text:span> <text:span text:style-name="T2">panel</text:span></text:p>
            </text:list-item>
            <text:list-item>
              <text:p text:style-name="P5">News &amp; announcements panel</text:p>
            </text:list-item>
            <text:list-item>
              <text:p text:style-name="P5">Splash panel</text:p>
            </text:list-item>
            <text:list-item>
              <text:p text:style-name="P5">Copyright, trailer &amp; credits</text:p>
            </text:list-item>
            <text:list-item>
              <text:p text:style-name="P5">Login Dialog</text:p>
            </text:list-item>
            <text:list-item>
              <text:p text:style-name="P5">Public pages</text:p>
              <text:list>
                <text:list-item>
                  <text:p text:style-name="P6">Registration</text:p>
                </text:list-item>
                <text:list-item>
                  <text:p text:style-name="P7">Contact us page</text:p>
                </text:list-item>
              </text:list>
            </text:list-item>
            <text:list-item>
              <text:p text:style-name="P5">Member pages</text:p>
              <text:list>
                <text:list-item>
                  <text:p text:style-name="P4"><text:span text:style-name="T2">Navigation</text:span> menu</text:p>
                </text:list-item>
                <text:list-item>
                  <text:p text:style-name="P5">Sidebar</text:p>
                </text:list-item>
                <text:list-item>
                  <text:p text:style-name="P5">Summary panel</text:p>
                </text:list-item>
                <text:list-item>
                  <text:p text:style-name="P8">Register dog page</text:p>
                </text:list-item>
                <text:list-item>
                  <text:p text:style-name="P8">Address, phone, etc. page</text:p>
                </text:list-item>
                <text:list-item>
                  <text:p text:style-name="P8">Scheduled trials list</text:p>
                </text:list-item>
                <text:list-item>
                  <text:p text:style-name="P8">Register for trial</text:p>
                </text:list-item>
              </text:list>
            </text:list-item>
            <text:list-item>
              <text:p text:style-name="P5">Administrator pages</text:p>
              <text:list>
                <text:list-item>
                  <text:p text:style-name="P5">Navigation menu</text:p>
                </text:list-item>
                <text:list-item>
                  <text:p text:style-name="P7">Sidebar for administrators</text:p>
                </text:list-item>
                <text:list-item>
                  <text:p text:style-name="P5">System summary page</text:p>
                </text:list-item>
                <text:list-item>
                  <text:p text:style-name="P8">Member listing &amp; query</text:p>
                </text:list-item>
                <text:list-item>
                  <text:p text:style-name="P9">Dog listing &amp; query</text:p>
                </text:list-item>
                <text:list-item>
                  <text:p text:style-name="P8">Trial listing &amp; query</text:p>
                </text:list-item>
                <text:list-item>
                  <text:p text:style-name="P8"><text:soft-page-break/>Misc. reports <text:span text:style-name="T3">&amp; query </text:span>page</text:p>
                </text:list-item>
                <text:list-item>
                  <text:p text:style-name="P8">Create trial</text:p>
                </text:list-item>
                <text:list-item>
                  <text:p text:style-name="P8">Produce trial spreadsheet page</text:p>
                </text:list-item>
                <text:list-item>
                  <text:p text:style-name="P8">Enter trial results page</text:p>
                </text:list-item>
              </text:list>
            </text:list-item>
          </text:list>
        </text:list-item>
        <text:list-item>
          <text:p text:style-name="P1">Server processes</text:p>
          <text:list>
            <text:list-item>
              <text:p text:style-name="P10">Produce trial spreadsheet</text:p>
            </text:list-item>
            <text:list-item>
              <text:p text:style-name="P10">Import trial spreadsheet results</text:p>
            </text:list-item>
          </text:list>
        </text:list-item>
        <text:list-item>
          <text:p text:style-name="P1">Testing</text:p>
        </text:list-item>
        <text:list-item>
          <text:p text:style-name="P1">Docu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.5pt" fo:font-style="italic" style:text-underline-style="solid" style:text-underline-width="auto" style:text-underline-color="font-color" officeooo:rsid="000e0f6f" officeooo:paragraph-rsid="000e0f6f" style:font-size-asian="10.5pt" style:font-style-asian="italic" style:font-size-complex="10.5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niffing Dog Sports – Project Outl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ley Puthuff</meta:initial-creator>
    <meta:creation-date>2016-06-26T08:48:03.620708683</meta:creation-date>
    <dc:date>2016-06-26T13:07:15.959144863</dc:date>
    <dc:creator>Harley Puthuff</dc:creator>
    <meta:editing-duration>PT44M50S</meta:editing-duration>
    <meta:editing-cycles>11</meta:editing-cycles>
    <meta:generator>LibreOffice/4.4.3.2$Linux_X86_64 LibreOffice_project/40m0$Build-2</meta:generator>
    <meta:document-statistic meta:table-count="0" meta:image-count="0" meta:object-count="0" meta:page-count="2" meta:paragraph-count="57" meta:word-count="224" meta:character-count="1250" meta:non-whitespace-character-count="1138"/>
  </office:meta>
</office:document-meta>
</file>